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</style:style>
    <style:style style:name="P2" style:family="paragraph" style:parent-style-name="List_20_Paragraph" style:list-style-name="WWNum2">
      <style:paragraph-properties fo:margin-top="0in" fo:margin-bottom="0in" style:contextual-spacing="true" fo:line-height="100%" fo:text-align="justify" style:justify-single-word="false"/>
    </style:style>
    <style:style style:name="P3" style:family="paragraph" style:parent-style-name="List_20_Paragraph" style:list-style-name="WWNum3">
      <style:paragraph-properties fo:margin-top="0in" fo:margin-bottom="0in" style:contextual-spacing="true" fo:line-height="100%" fo:text-align="justify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text-indent="0.4917in" style:auto-text-indent="false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Физтех-лицей 10 информат. профиль</text:span><text:span text:style-name="T1"/></text:p>
      <text:p text:style-name="P5" loext:marker-style-name="T1"><text:span text:style-name="T1">Практикум «Текстовый редактор»</text:span><text:span text:style-name="T1"/></text:p>
      <text:p text:style-name="P8" loext:marker-style-name="T2"/>
      <text:p text:style-name="P6" loext:marker-style-name="T2"><text:span text:style-name="T2">Реализовать простейший построчный текстовый редактор. В качестве внутреннего представления использовать массив указателей на строки (чтобы сами строки никогда не двигались).</text:span><text:span text:style-name="T2"/></text:p>
      <text:p text:style-name="P6" loext:marker-style-name="T2"><text:span text:style-name="T2">Интерфейс программы состоит из окна, в котором отображается текущий текст, и набора кнопок с командами. Длинные строки (те, которые не помещаются в основном окне) необходимо записывать в память как несколько строк.</text:span><text:span text:style-name="T2"/></text:p>
      <text:p text:style-name="P7" loext:marker-style-name="T2"><text:span text:style-name="T2">По нажатию кнопки с командой может выскакивать отдельное окно для ввода аргументов команды.</text:span><text:span text:style-name="T2"/></text:p>
      <text:p text:style-name="P7" loext:marker-style-name="T1"><text:bookmark-start text:name="_GoBack"/><text:span text:style-name="T2"><text:line-break/></text:span><text:span text:style-name="T1">Команды для вставки строк:</text:span><text:bookmark-end text:name="_GoBack"/></text:p>
      <text:list text:style-name="WWNum1">
        <text:list-item>
          <text:p text:style-name="P1" loext:marker-style-name="T2"><text:span text:style-name="T2">Вставка одной строки после </text:span><text:span text:style-name="T3">N</text:span><text:span text:style-name="T2">-ой (вводится строка и </text:span><text:span text:style-name="T3">N</text:span><text:span text:style-name="T2">). Если ввести </text:span><text:span text:style-name="T3">N</text:span><text:span text:style-name="T2">=0, то вставка в начало.</text:span></text:p>
        </text:list-item>
        <text:list-item>
          <text:p text:style-name="P1" loext:marker-style-name="T2"><text:span text:style-name="T2">Вставка нескольких строк, начиная с </text:span><text:span text:style-name="T3">N</text:span><text:span text:style-name="T2">-ой.</text:span></text:p>
        </text:list-item>
        <text:list-item>
          <text:p text:style-name="P1" loext:marker-style-name="T2"><text:span text:style-name="T2">Удаление строки по номеру </text:span><text:span text:style-name="T3">N</text:span><text:span text:style-name="T2"> (строки нумеруются с единицы).</text:span></text:p>
        </text:list-item>
      </text:list>
      <text:p text:style-name="P8" loext:marker-style-name="T2"/>
      <text:p text:style-name="P7" loext:marker-style-name="T1"><text:span text:style-name="T1">Команды простой модификации строк:</text:span><text:span text:style-name="T1"/></text:p>
      <text:list text:style-name="WWNum2">
        <text:list-item>
          <text:p text:style-name="P2" loext:marker-style-name="T2"><text:span text:style-name="T2">Вставить подстроку в </text:span><text:span text:style-name="T3">N</text:span><text:span text:style-name="T2">-ую строку, начиная с </text:span><text:span text:style-name="T3">M</text:span><text:span text:style-name="T2">-ой позиции.</text:span></text:p>
        </text:list-item>
        <text:list-item>
          <text:p text:style-name="P2" loext:marker-style-name="T2"><text:span text:style-name="T2">Заменить </text:span><text:span text:style-name="T3">M</text:span><text:span text:style-name="T2">-ый символ в </text:span><text:span text:style-name="T3">N</text:span><text:span text:style-name="T2">-ой строке.</text:span></text:p>
        </text:list-item>
        <text:list-item>
          <text:p text:style-name="P2" loext:marker-style-name="T2"><text:span text:style-name="T2">Контекстная замена подстроки на подстроку для заданного диапазона строк текста (по умолчанию во всём тексте).</text:span><text:span text:style-name="T2"/></text:p>
        </text:list-item>
      </text:list>
      <text:p text:style-name="P8" loext:marker-style-name="T2"/>
      <text:p text:style-name="P7" loext:marker-style-name="T1"><text:span text:style-name="T1">Команды алгоритмической обработки строк:</text:span><text:span text:style-name="T1"/></text:p>
      <text:list text:style-name="WWNum3">
        <text:list-item>
          <text:p text:style-name="P3" loext:marker-style-name="T2"><text:span text:style-name="T2">В заданном диапазоне строк удалить из каждой группы подряд идущих цифр ведущие нули. Если группа цифр состоит только из нулей, то заменить её одним нулём. Остальные символы не менять.</text:span><text:span text:style-name="T2"/></text:p>
        </text:list-item>
        <text:list-item>
          <text:p text:style-name="P3" loext:marker-style-name="T2"><text:span text:style-name="T2">Оставить только те группы подряд идущих в строке цифр (в группе не менее двух цифр), которые составлены из цифр с возрастающими значениями. Все остальные цифры и группы цифр удалить. Остальные символы не менять.</text:span><text:span text:style-name="T2"/></text:p>
        </text:list-item>
        <text:list-item>
          <text:p text:style-name="P3" loext:marker-style-name="T2"><text:span text:style-name="T2">Каждую группу из </text:span><text:span text:style-name="T3">N</text:span><text:span text:style-name="T2"> стоящих рядом символов * заменить на группу из </text:span><text:span text:style-name="T3">N</text:span><text:span text:style-name="T2">/2 стоящих рядом символов +. Одиночные звёздочки не изменять.</text:span></text:p>
        </text:list-item>
        <text:list-item>
          <text:p text:style-name="P3" loext:marker-style-name="T2"><text:span text:style-name="T2">Удалить из заданной строки группы символов, расположенные между фигурными скобками. Сами фигурные скобки также удаляются. Для этой задачи ввод корректный и простой – внутри фигурных скобок нет других фигурных скобок. </text:span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upil</meta:initial-creator>
    <meta:editing-cycles>3</meta:editing-cycles>
    <meta:creation-date>2022-09-29T13:29:00</meta:creation-date>
    <dc:date>2023-11-01T00:36:19.794197890</dc:date>
    <meta:editing-duration>PT33S</meta:editing-duration>
    <meta:generator>LibreOffice/7.6.2.1$Linux_X86_64 LibreOffice_project/60$Build-1</meta:generator>
    <meta:document-statistic meta:table-count="0" meta:image-count="0" meta:object-count="0" meta:page-count="1" meta:paragraph-count="18" meta:word-count="266" meta:character-count="1793" meta:non-whitespace-character-count="1552"/>
    <meta:user-defined meta:name="AppVersion">16.0000</meta:user-defined>
    <meta:template xlink:type="simple" xlink:actuate="onRequest" xlink:title="Normal.dotm" xlink:href=""/>
  </office:meta>
</office:document-meta>
</file>